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style:style style:name="P2" style:family="paragraph" style:parent-style-name="Normal">
      <style:paragraph-properties fo:text-align="right"/>
    </style:style>
  </office:automatic-styles>
  <office:body>
    <office:text>
      <text:p text:style-name="P1"><text:span text:style-name="T1">Proximity, Concept... 19 Mar. 2026</text:span></text:p>
      <text:p text:style-name="Normal"/>
      <text:p text:style-name="Normal">## Note: It is, basically, a personal reflection and a vaguely defined concept. The goal, indeed, was not to make it accessible to others or present definitive answers; if anything, it was to provoke thought.</text:p>
      <text:p text:style-name="Normal"/>
      <text:p text:style-name="Normal">Proximity–metaphysical proximity, if you will–is in itself a relatively simple concept I myself came up with; although it may not be of use, it is an interesting framing of associative machine introduced by Daniel Kahneman–which is the only alternative I know of that this concept can be compared with.</text:p>
      <text:p text:style-name="Normal"/>
      <text:p text:style-name="Normal">There are fewer ideas related to it.</text:p>
      <text:p text:style-name="Normal"/>
      <text:p text:style-name="Normal">First of all, let’s elevate the concept of thought, feeling or emotion to something more absolute; precisely, to what is defined by your mind as such; at least, upon prolonged, conscious consideration. Here, I will address it as “unit”. In a set of them–which I will refer to as atmosphere–every member can be associated with every other member. In the same way, any set, of any amount, of any members can be associated with any other one.</text:p>
      <text:p text:style-name="Normal"/>
      <text:p text:style-name="Normal">With the sum of brightness of all currently evoked associations–which can be increased through repeated beforehand exposure–the unit in-the-making, or a set thereof, is getting closer to entering the perceived atmosphere as its member.</text:p>
      <text:p text:style-name="Normal"/>
      <text:p text:style-name="Normal">That is what I call “proximity”.</text:p>
      <text:p text:style-name="Normal"/>
      <text:p text:style-name="Normal">I expect it to be possible to define it by the number of associations and their brightness. Provided we have means to do so, it assumes proximity can be–in some way or another–measured, calculated, and compared with other proximities to other states or atmospheres. It is also worth mentioning that the higher proximity is, the easier it is to visualize the assumed ending result.</text:p>
      <text:p text:style-name="Normal"/>
      <text:p text:style-name="Normal">One example of getting “closer” to a singular state–unit–is temperature. The colder it is, the easier it is to imagine frost and numbness of your fingers. And on the contrary, the hotter it is, the easier it is to imagine heat and your skin getting burned by it.</text:p>
      <text:p text:style-name="Normal"/>
      <text:p text:style-name="Normal">Of getting “closer” to a particular set of units, a great example would be a decreasing sense of misery letting brighter thoughts and feelings take over your mood and result in eventual immersion into the celebrating atmosphere on December 31st.</text:p>
      <text:p text:style-name="Normal"/>
      <text:p text:style-name="Normal">Assume it to have a will of its own, the essence and goal of proximity–of this concept–would be in becoming whole with you. Metaphysical objects of the like have no clear forms and, therefore, borders. It allows them to enter something just as fluid and indefinite as them, and eventually, as I call it, turn indispensable to your current state of mind–your consciousness–and become coherent whole with it.</text:p>
      <text:p text:style-name="Normal"/>
      <text:p text:style-name="Normal">Hence the name, proximity.</text:p>
      <text:p text:style-name="Normal"/>
      <text:p text:style-name="P2"><text:span text:style-name="T1">*** Absoluteness of associations.</text:span></text:p>
      <text:p text:style-name="Normal"/>
      <text:p text:style-name="Normal">Music–often simple combinations of any sounds–evokes thoughts, feelings and emotions in listeners. Often, I pondered a single, unimaginably important question to me–as an avid lover of music: Why?</text:p>
      <text:p text:style-name="Normal"> <text:s text:c="1"/>My intuition suggests that it is because of certain associations that we enjoy hearing certain sounds, such as sounds of nature indicating peace–the ones we’ve accumulated throughout our entire lives, as well as those we’ve inherited from our ancestors, which are located in the collective unconscious of all human species. And more than that, with these sounds obviously resembling some we have stumbled upon hearing some time before, we may unwilfully remember the specific scene, thought, feeling or emotion based off it, by getting closer to your then current atmosphere.</text:p>
      <text:p text:style-name="Normal"> <text:s text:c="1"/>Loud noises often indicated danger, and although this is nothing more than a speculation, the reason we might like noise still is that it offers variety–which variety is often found to be incredibly useful evolutionarily–such as in nutrition.</text:p>
      <text:p text:style-name="Normal"/>
      <text:p text:style-name="Normal"> <text:s text:c="1"/>With personal experiences overriding instinct, we can change the tastes drastically, often with ease–provided we have resilience to do so. Therefore, no tastes matter much. It’s a question of “wanting” to listen to particular genres, reading books, and eating food (except health-related prohibition), which one might easily rid themselves of.</text:p>
      <text:p text:style-name="Normal"/>
      <text:p text:style-name="Normal"> <text:s text:c="1"/>For the same reasons, it should, in theory, be possible for every animal that can remember and associate sounds, scenes, feelings and emotions with each other to listen to sounds with the same joy as humans.</text:p>
      <text:p text:style-name="Normal"/>
      <text:p text:style-name="Normal"> <text:s text:c="1"/>These ideas led me to another important conclusion: It isn't the author who is in the wrong and bad at creating, but the reader who is bad at consuming, lacking proper real-life experience and associations.</text:p>
      <text:p text:style-name="Normal"/>
      <text:p text:style-name="Normal"> <text:s text:c="1"/>The perception of a writing depends on reader’s beforehand experience; therefore, the writing may have been written for one particular individual in a state suited for the story, with particular philosophical views and interests. As of my opinion, only author’s intentions can serve as a method to define a piece as either good or bad.</text:p>
      <text:p text:style-name="Normal"/>
      <text:p text:style-name="Normal"> <text:s text:c="1"/>Even what would usually be considered “bad”, for example due to insufficient literary craft, may have been <text:span text:style-name="T1">intended </text:span>to be bad for the same of comedy, or for the sake of demonstrating bad craft. Therefore, there isn’t such a thing as “bad”.</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